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方正宋体" svg:font-family="方正宋体,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automatic-styles>
    <style:style style:name="co1" style:family="table-column">
      <style:table-column-properties fo:break-before="auto" style:column-width="3.385cm"/>
    </style:style>
    <style:style style:name="co2" style:family="table-column">
      <style:table-column-properties fo:break-before="auto" style:column-width="9.213cm"/>
    </style:style>
    <style:style style:name="co3" style:family="table-column">
      <style:table-column-properties fo:break-before="auto" style:column-width="4.246cm"/>
    </style:style>
    <style:style style:name="co4" style:family="table-column">
      <style:table-column-properties fo:break-before="auto" style:column-width="3.662cm"/>
    </style:style>
    <style:style style:name="co5" style:family="table-column">
      <style:table-column-properties fo:break-before="auto" style:column-width="10.155cm"/>
    </style:style>
    <style:style style:name="co6" style:family="table-column">
      <style:table-column-properties fo:break-before="auto" style:column-width="12.541cm"/>
    </style:style>
    <style:style style:name="co7" style:family="table-column">
      <style:table-column-properties fo:break-before="auto" style:column-width="4.161cm"/>
    </style:style>
    <style:style style:name="co8" style:family="table-column">
      <style:table-column-properties fo:break-before="auto" style:column-width="2.607cm"/>
    </style:style>
    <style:style style:name="co10" style:family="table-column">
      <style:table-column-properties fo:break-before="auto" style:column-width="36.407cm"/>
    </style:style>
    <style:style style:name="co11" style:family="table-column">
      <style:table-column-properties fo:break-before="auto" style:column-width="4.3cm"/>
    </style:style>
    <style:style style:name="co12" style:family="table-column">
      <style:table-column-properties fo:break-before="auto" style:column-width="10.599cm"/>
    </style:style>
    <style:style style:name="co13" style:family="table-column">
      <style:table-column-properties fo:break-before="auto" style:column-width="11.044cm"/>
    </style:style>
    <style:style style:name="co14" style:family="table-column">
      <style:table-column-properties fo:break-before="auto" style:column-width="15.623cm"/>
    </style:style>
    <style:style style:name="co15"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552cm" fo:break-before="auto" style:use-optimal-row-height="true"/>
    </style:style>
    <style:style style:name="ro3" style:family="table-row">
      <style:table-row-properties style:row-height="1.053cm" fo:break-before="auto" style:use-optimal-row-height="true"/>
    </style:style>
    <style:style style:name="ta1" style:family="table" style:master-page-name="Default">
      <style:table-properties table:display="true" style:writing-mode="lr-tb"/>
    </style:style>
    <number:date-style style:name="N30">
      <number:year/>
      <number:text>年</number:text>
      <number:month/>
      <number:text>月</number:text>
      <number:day/>
      <number:text>日</number:text>
    </number:date-style>
    <style:style style:name="ce1" style:family="table-cell" style:parent-style-name="Default">
      <style:text-properties style:font-name="Arial" style:font-name-asian="微软雅黑" style:font-name-complex="Mangal"/>
    </style:style>
    <style:style style:name="ce2" style:family="table-cell" style:parent-style-name="Default">
      <style:table-cell-properties style:text-align-source="fix" style:repeat-content="false"/>
      <style:paragraph-properties fo:text-align="start" fo:margin-left="0cm"/>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30"/>
    <style:style style:name="ce5" style:family="table-cell" style:parent-style-name="Default" style:data-style-name="N30">
      <style:text-properties style:font-name="Arial" style:font-name-asian="微软雅黑" style:font-name-complex="Mangal"/>
    </style:style>
    <style:style style:name="ce6" style:family="table-cell" style:parent-style-name="Default">
      <style:text-properties fo:color="#ff3333"/>
    </style:style>
    <style:style style:name="ce7" style:family="table-cell" style:parent-style-name="Default">
      <style:text-properties fo:color="#ff3333" fo:font-size="10pt" style:font-size-asian="10pt" style:font-size-complex="10pt"/>
    </style:style>
    <style:style style:name="ce8" style:family="table-cell" style:parent-style-name="Default">
      <style:text-properties fo:color="#ff3333" style:font-name="Arial" style:font-name-asian="微软雅黑" style:font-name-complex="Mangal"/>
    </style:style>
    <style:style style:name="ce9" style:family="table-cell" style:parent-style-name="Default">
      <style:table-cell-properties fo:wrap-option="wrap"/>
      <style:text-properties style:use-window-font-color="true" style:text-outline="false" style:text-line-through-style="none" style:font-name="方正宋体"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相关配置"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table-cell office:value-type="string">
            <text:p>服务器</text:p>
          </table:table-cell>
          <table:table-cell office:value-type="string">
            <text:p>账号</text:p>
          </table:table-cell>
          <table:table-cell office:value-type="string">
            <text:p>密码</text:p>
          </table:table-cell>
          <table:table-cell office:value-type="string">
            <text:p>IP</text:p>
          </table:table-cell>
          <table:table-cell office:value-type="string">
            <text:p>备注</text:p>
          </table:table-cell>
          <table:table-cell table:number-columns-repeated="3"/>
        </table:table-row>
        <table:table-row table:style-name="ro2">
          <table:table-cell office:value-type="string">
            <text:p>国服1</text:p>
          </table:table-cell>
          <table:table-cell office:value-type="string">
            <text:p>root</text:p>
          </table:table-cell>
          <table:table-cell table:style-name="ce2" office:value-type="float" office:value="13683048948">
            <text:p>13683048948</text:p>
          </table:table-cell>
          <table:table-cell office:value-type="string">
            <text:p>182.254.147.153</text:p>
          </table:table-cell>
          <table:table-cell office:value-type="string">
            <text:p>国服服务器配置，部分服，测试服，moli变态服，douyu变态服</text:p>
          </table:table-cell>
          <table:table-cell table:number-columns-repeated="3"/>
        </table:table-row>
        <table:table-row table:style-name="ro2">
          <table:table-cell office:value-type="string">
            <text:p>国服2</text:p>
          </table:table-cell>
          <table:table-cell office:value-type="string">
            <text:p>root</text:p>
          </table:table-cell>
          <table:table-cell table:style-name="ce2" office:value-type="float" office:value="13683048948">
            <text:p>13683048948</text:p>
          </table:table-cell>
          <table:table-cell office:value-type="string">
            <text:p>182.254.147.153</text:p>
          </table:table-cell>
          <table:table-cell office:value-type="string">
            <text:p>国服部分服，朋友玩bf服</text:p>
          </table:table-cell>
          <table:table-cell table:number-columns-repeated="3"/>
        </table:table-row>
        <table:table-row table:style-name="ro2">
          <table:table-cell office:value-type="string">
            <text:p>mxxy185变态服</text:p>
          </table:table-cell>
          <table:table-cell office:value-type="string">
            <text:p>root</text:p>
          </table:table-cell>
          <table:table-cell office:value-type="string">
            <text:p>tnAeFh3LKnga</text:p>
          </table:table-cell>
          <table:table-cell office:value-type="string">
            <text:p>115.159.195.114</text:p>
          </table:table-cell>
          <table:table-cell office:value-type="string">
            <text:p>mxxy185变态服</text:p>
          </table:table-cell>
          <table:table-cell table:number-columns-repeated="3"/>
        </table:table-row>
        <table:table-row table:style-name="ro1">
          <table:table-cell table:number-columns-repeated="8"/>
        </table:table-row>
        <table:table-row table:style-name="ro2">
          <table:table-cell office:value-type="string">
            <text:p>台服1</text:p>
          </table:table-cell>
          <table:table-cell office:value-type="string">
            <text:p>root</text:p>
          </table:table-cell>
          <table:table-cell office:value-type="string">
            <text:p>54u.6!@#</text:p>
          </table:table-cell>
          <table:table-cell office:value-type="string">
            <text:p>61.219.14.13</text:p>
          </table:table-cell>
          <table:table-cell office:value-type="string">
            <text:p>服务器配置，服务器服，测试服</text:p>
          </table:table-cell>
          <table:table-cell table:number-columns-repeated="3"/>
        </table:table-row>
        <table:table-row table:style-name="ro2">
          <table:table-cell office:value-type="string">
            <text:p>台服2</text:p>
          </table:table-cell>
          <table:table-cell office:value-type="string">
            <text:p>root</text:p>
          </table:table-cell>
          <table:table-cell office:value-type="string">
            <text:p>54u.6!@#</text:p>
          </table:table-cell>
          <table:table-cell office:value-type="string">
            <text:p>61.219.14.14</text:p>
          </table:table-cell>
          <table:table-cell office:value-type="string">
            <text:p>版本更新文件放置服务器</text:p>
          </table:table-cell>
          <table:table-cell table:number-columns-repeated="3"/>
        </table:table-row>
        <table:table-row table:style-name="ro1">
          <table:table-cell table:number-columns-repeated="8"/>
        </table:table-row>
        <table:table-row table:style-name="ro2">
          <table:table-cell office:value-type="string">
            <text:p>日服1</text:p>
          </table:table-cell>
          <table:table-cell office:value-type="string">
            <text:p>ec2-user</text:p>
          </table:table-cell>
          <table:table-cell office:value-type="string">
            <text:p>bhkey 文件</text:p>
          </table:table-cell>
          <table:table-cell office:value-type="string">
            <text:p>52.198.167.57</text:p>
          </table:table-cell>
          <table:table-cell table:number-columns-repeated="4"/>
        </table:table-row>
        <table:table-row table:style-name="ro2">
          <table:table-cell office:value-type="string">
            <text:p>日服2</text:p>
          </table:table-cell>
          <table:table-cell office:value-type="string">
            <text:p>ec2-user</text:p>
          </table:table-cell>
          <table:table-cell table:style-name="ce1" office:value-type="string">
            <text:p>bhkey 文件</text:p>
          </table:table-cell>
          <table:table-cell office:value-type="string">
            <text:p>52.198.42.40</text:p>
          </table:table-cell>
          <table:table-cell table:number-columns-repeated="4"/>
        </table:table-row>
        <table:table-row table:style-name="ro2">
          <table:table-cell office:value-type="string">
            <text:p>日服3</text:p>
          </table:table-cell>
          <table:table-cell office:value-type="string">
            <text:p>ec2-user</text:p>
          </table:table-cell>
          <table:table-cell table:style-name="ce1" office:value-type="string">
            <text:p>bhkey 文件</text:p>
          </table:table-cell>
          <table:table-cell office:value-type="string">
            <text:p>52.199.208.48</text:p>
          </table:table-cell>
          <table:table-cell table:number-columns-repeated="4"/>
        </table:table-row>
        <table:table-row table:style-name="ro1" table:number-rows-repeated="3">
          <table:table-cell table:number-columns-repeated="8"/>
        </table:table-row>
        <table:table-row table:style-name="ro1">
          <table:table-cell office:value-type="string">
            <text:p>数据库</text:p>
          </table:table-cell>
          <table:table-cell office:value-type="string">
            <text:p>ip</text:p>
          </table:table-cell>
          <table:table-cell office:value-type="string">
            <text:p>账号</text:p>
          </table:table-cell>
          <table:table-cell office:value-type="string">
            <text:p>密码</text:p>
          </table:table-cell>
          <table:table-cell office:value-type="string">
            <text:p>phpmyadmin</text:p>
          </table:table-cell>
          <table:table-cell table:number-columns-repeated="3"/>
        </table:table-row>
        <table:table-row table:style-name="ro1">
          <table:table-cell office:value-type="string">
            <text:p>国服数据库</text:p>
          </table:table-cell>
          <table:table-cell office:value-type="string">
            <text:p>10.66.109.182</text:p>
          </table:table-cell>
          <table:table-cell office:value-type="string">
            <text:p>root</text:p>
          </table:table-cell>
          <table:table-cell office:value-type="string">
            <text:p>13683048948o</text:p>
          </table:table-cell>
          <table:table-cell office:value-type="string">
            <text:p>腾讯云</text:p>
          </table:table-cell>
          <table:table-cell table:number-columns-repeated="3"/>
        </table:table-row>
        <table:table-row table:style-name="ro1">
          <table:table-cell office:value-type="string">
            <text:p>台服数据库</text:p>
          </table:table-cell>
          <table:table-cell office:value-type="string">
            <text:p>127.0.0.1</text:p>
          </table:table-cell>
          <table:table-cell office:value-type="string">
            <text:p>root</text:p>
          </table:table-cell>
          <table:table-cell office:value-type="string">
            <text:p>mxsq123</text:p>
          </table:table-cell>
          <table:table-cell office:value-type="string">
            <text:p>61.219.14.13:8035</text:p>
          </table:table-cell>
          <table:table-cell table:number-columns-repeated="3"/>
        </table:table-row>
        <table:table-row table:style-name="ro1">
          <table:table-cell office:value-type="string">
            <text:p>日服数据库</text:p>
          </table:table-cell>
          <table:table-cell office:value-type="string">
            <text:p>mxsq.cdwbpyj9hefz.ap-northeast-1.rds.amazonaws.com</text:p>
          </table:table-cell>
          <table:table-cell office:value-type="string">
            <text:p>root</text:p>
          </table:table-cell>
          <table:table-cell office:value-type="string">
            <text:p>erikaerika</text:p>
          </table:table-cell>
          <table:table-cell office:value-type="string">
            <text:p>52.198.167.57:8030/phpmyadmin</text:p>
          </table:table-cell>
          <table:table-cell table:number-columns-repeated="3"/>
        </table:table-row>
        <table:table-row table:style-name="ro2">
          <table:table-cell office:value-type="string">
            <text:p>mxxy185数据库</text:p>
          </table:table-cell>
          <table:table-cell office:value-type="string">
            <text:p>10.66.192.49</text:p>
          </table:table-cell>
          <table:table-cell office:value-type="string">
            <text:p>root</text:p>
          </table:table-cell>
          <table:table-cell office:value-type="string">
            <text:p>@#ad1385$sy!</text:p>
          </table:table-cell>
          <table:table-cell office:value-type="string">
            <text:p>无</text:p>
          </table:table-cell>
          <table:table-cell table:number-columns-repeated="3"/>
        </table:table-row>
        <table:table-row table:style-name="ro1" table:number-rows-repeated="2">
          <table:table-cell table:number-columns-repeated="8"/>
        </table:table-row>
        <table:table-row table:style-name="ro2">
          <table:table-cell office:value-type="string">
            <text:p>区服</text:p>
          </table:table-cell>
          <table:table-cell office:value-type="string">
            <text:p>所在数据库</text:p>
          </table:table-cell>
          <table:table-cell office:value-type="string">
            <text:p>玩家库</text:p>
          </table:table-cell>
          <table:table-cell office:value-type="string">
            <text:p>账号库</text:p>
          </table:table-cell>
          <table:table-cell office:value-type="string">
            <text:p>scene</text:p>
          </table:table-cell>
          <table:table-cell office:value-type="string">
            <text:p>服务器数据位置</text:p>
          </table:table-cell>
          <table:table-cell office:value-type="string">
            <text:p>配置文件</text:p>
          </table:table-cell>
          <table:table-cell office:value-type="string">
            <text:p>git分支</text:p>
          </table:table-cell>
        </table:table-row>
        <table:table-row table:style-name="ro2">
          <table:table-cell office:value-type="string">
            <text:p>国服1-25区</text:p>
          </table:table-cell>
          <table:table-cell table:style-name="ce1" office:value-type="string">
            <text:p>国服数据库</text:p>
          </table:table-cell>
          <table:table-cell office:value-type="string">
            <text:p>niceserver_online</text:p>
          </table:table-cell>
          <table:table-cell table:style-name="ce1" office:value-type="string">
            <text:p>niceserver2</text:p>
          </table:table-cell>
          <table:table-cell office:value-type="string">
            <text:p>101-145</text:p>
          </table:table-cell>
          <table:table-cell office:value-type="string">
            <text:p>国服1：~/home/nice/online-server/ <text:s/>国服2：~/home/nice/niceshot-server/</text:p>
          </table:table-cell>
          <table:table-cell office:value-type="string">
            <text:p>online.lua</text:p>
          </table:table-cell>
          <table:table-cell office:value-type="string">
            <text:p>master</text:p>
          </table:table-cell>
        </table:table-row>
        <table:table-row table:style-name="ro2">
          <table:table-cell table:style-name="ce1" office:value-type="string">
            <text:p>国服26-50区</text:p>
          </table:table-cell>
          <table:table-cell table:style-name="ce1" office:value-type="string">
            <text:p>国服数据库</text:p>
          </table:table-cell>
          <table:table-cell office:value-type="string">
            <text:p>niceserver_online_2</text:p>
          </table:table-cell>
          <table:table-cell table:style-name="ce1" office:value-type="string">
            <text:p>niceserver2</text:p>
          </table:table-cell>
          <table:table-cell office:value-type="string">
            <text:p>151-195</text:p>
          </table:table-cell>
          <table:table-cell office:value-type="string">
            <text:p>同上</text:p>
          </table:table-cell>
          <table:table-cell table:number-columns-repeated="2" table:style-name="ce1" office:value-type="string">
            <text:p>同上</text:p>
          </table:table-cell>
        </table:table-row>
        <table:table-row table:style-name="ro2">
          <table:table-cell table:style-name="ce1" office:value-type="string">
            <text:p>国服51-75区</text:p>
          </table:table-cell>
          <table:table-cell table:style-name="ce1" office:value-type="string">
            <text:p>国服数据库</text:p>
          </table:table-cell>
          <table:table-cell office:value-type="string">
            <text:p>niceserver_online_3</text:p>
          </table:table-cell>
          <table:table-cell table:style-name="ce1" office:value-type="string">
            <text:p>niceserver2</text:p>
          </table:table-cell>
          <table:table-cell office:value-type="string">
            <text:p>201-245</text:p>
          </table:table-cell>
          <table:table-cell office:value-type="string">
            <text:p>同上</text:p>
          </table:table-cell>
          <table:table-cell table:number-columns-repeated="2" table:style-name="ce1" office:value-type="string">
            <text:p>同上</text:p>
          </table:table-cell>
        </table:table-row>
        <table:table-row table:style-name="ro2">
          <table:table-cell table:style-name="ce1" office:value-type="string">
            <text:p>国服76-100区</text:p>
          </table:table-cell>
          <table:table-cell table:style-name="ce1" office:value-type="string">
            <text:p>国服数据库</text:p>
          </table:table-cell>
          <table:table-cell office:value-type="string">
            <text:p>niceserver_online_4</text:p>
          </table:table-cell>
          <table:table-cell table:style-name="ce1" office:value-type="string">
            <text:p>niceserver2</text:p>
          </table:table-cell>
          <table:table-cell office:value-type="string">
            <text:p>251-295</text:p>
          </table:table-cell>
          <table:table-cell office:value-type="string">
            <text:p>同上</text:p>
          </table:table-cell>
          <table:table-cell table:number-columns-repeated="2" table:style-name="ce1" office:value-type="string">
            <text:p>同上</text:p>
          </table:table-cell>
        </table:table-row>
        <table:table-row table:style-name="ro2">
          <table:table-cell table:style-name="ce1" office:value-type="string">
            <text:p>国服101-125区</text:p>
          </table:table-cell>
          <table:table-cell table:style-name="ce1" office:value-type="string">
            <text:p>国服数据库</text:p>
          </table:table-cell>
          <table:table-cell office:value-type="string">
            <text:p>niceserver_online_5</text:p>
          </table:table-cell>
          <table:table-cell table:style-name="ce1" office:value-type="string">
            <text:p>niceserver2</text:p>
          </table:table-cell>
          <table:table-cell office:value-type="string">
            <text:p>301-345</text:p>
          </table:table-cell>
          <table:table-cell office:value-type="string">
            <text:p>同上</text:p>
          </table:table-cell>
          <table:table-cell table:number-columns-repeated="2" table:style-name="ce1" office:value-type="string">
            <text:p>同上</text:p>
          </table:table-cell>
        </table:table-row>
        <table:table-row table:style-name="ro2">
          <table:table-cell table:style-name="ce1" office:value-type="string">
            <text:p>国服126-150区</text:p>
          </table:table-cell>
          <table:table-cell table:style-name="ce1" office:value-type="string">
            <text:p>国服数据库</text:p>
          </table:table-cell>
          <table:table-cell office:value-type="string">
            <text:p>niceserver_online_6</text:p>
          </table:table-cell>
          <table:table-cell table:style-name="ce1" office:value-type="string">
            <text:p>niceserver2</text:p>
          </table:table-cell>
          <table:table-cell office:value-type="string">
            <text:p>351-395</text:p>
          </table:table-cell>
          <table:table-cell office:value-type="string">
            <text:p>同上</text:p>
          </table:table-cell>
          <table:table-cell table:style-name="ce1" office:value-type="string">
            <text:p>同上</text:p>
          </table:table-cell>
          <table:table-cell office:value-type="string">
            <text:p>同上</text:p>
          </table:table-cell>
        </table:table-row>
        <table:table-row table:style-name="ro2">
          <table:table-cell office:value-type="string">
            <text:p>应用宝专服</text:p>
          </table:table-cell>
          <table:table-cell table:style-name="ce1" office:value-type="string">
            <text:p>国服数据库</text:p>
          </table:table-cell>
          <table:table-cell office:value-type="string">
            <text:p>niceserver_online_yyb</text:p>
          </table:table-cell>
          <table:table-cell table:style-name="ce1" office:value-type="string">
            <text:p>niceserver2</text:p>
          </table:table-cell>
          <table:table-cell table:style-name="ce2" office:value-type="float" office:value="82">
            <text:p>82</text:p>
          </table:table-cell>
          <table:table-cell table:style-name="ce1" office:value-type="string">
            <text:p>国服1：~/home/nice/online-server/ <text:s/></text:p>
          </table:table-cell>
          <table:table-cell table:number-columns-repeated="2" office:value-type="string">
            <text:p>同上</text:p>
          </table:table-cell>
        </table:table-row>
        <table:table-row table:style-name="ro2">
          <table:table-cell office:value-type="string">
            <text:p>真酷专服</text:p>
          </table:table-cell>
          <table:table-cell table:style-name="ce1" office:value-type="string">
            <text:p>国服数据库</text:p>
          </table:table-cell>
          <table:table-cell office:value-type="string">
            <text:p>niceserver_online_zk</text:p>
          </table:table-cell>
          <table:table-cell table:style-name="ce1" office:value-type="string">
            <text:p>niceserver2</text:p>
          </table:table-cell>
          <table:table-cell table:style-name="ce2" office:value-type="float" office:value="1001">
            <text:p>1001</text:p>
          </table:table-cell>
          <table:table-cell office:value-type="string">
            <text:p>国服1：~/home/nice/online-server/ <text:s/></text:p>
          </table:table-cell>
          <table:table-cell table:number-columns-repeated="2" table:style-name="ce1" office:value-type="string">
            <text:p>同上</text:p>
          </table:table-cell>
        </table:table-row>
        <table:table-row table:style-name="ro2">
          <table:table-cell office:value-type="string">
            <text:p>线上测试服</text:p>
          </table:table-cell>
          <table:table-cell table:style-name="ce1" office:value-type="string">
            <text:p>国服数据库</text:p>
          </table:table-cell>
          <table:table-cell table:number-columns-repeated="2" table:style-name="ce1" office:value-type="string">
            <text:p>niceserver2</text:p>
          </table:table-cell>
          <table:table-cell table:style-name="ce2" office:value-type="float" office:value="1">
            <text:p>1</text:p>
          </table:table-cell>
          <table:table-cell table:style-name="ce1" office:value-type="string">
            <text:p>国服1：~/home/nice/server-3/</text:p>
          </table:table-cell>
          <table:table-cell office:value-type="string">
            <text:p>config-server3.lua</text:p>
          </table:table-cell>
          <table:table-cell office:value-type="string">
            <text:p>同上</text:p>
          </table:table-cell>
        </table:table-row>
        <table:table-row table:style-name="ro1" table:number-rows-repeated="2">
          <table:table-cell table:number-columns-repeated="8"/>
        </table:table-row>
        <table:table-row table:style-name="ro2">
          <table:table-cell office:value-type="string">
            <text:p>moli变态服1-15区</text:p>
          </table:table-cell>
          <table:table-cell office:value-type="string">
            <text:p>国服数据库</text:p>
          </table:table-cell>
          <table:table-cell office:value-type="string">
            <text:p>niceserver_online_bt</text:p>
          </table:table-cell>
          <table:table-cell table:style-name="ce1" office:value-type="string">
            <text:p>niceserver2</text:p>
          </table:table-cell>
          <table:table-cell table:style-name="ce4" office:value-type="string">
            <text:p>10~24</text:p>
          </table:table-cell>
          <table:table-cell office:value-type="string">
            <text:p>国服1： ~/home/nice/niceserver-moli</text:p>
          </table:table-cell>
          <table:table-cell office:value-type="string">
            <text:p>online.lua</text:p>
          </table:table-cell>
          <table:table-cell office:value-type="string">
            <text:p>master_moli</text:p>
          </table:table-cell>
        </table:table-row>
        <table:table-row table:style-name="ro2">
          <table:table-cell office:value-type="string">
            <text:p>douyu变态服1-8服</text:p>
          </table:table-cell>
          <table:table-cell office:value-type="string">
            <text:p>国服数据库</text:p>
          </table:table-cell>
          <table:table-cell office:value-type="string">
            <text:p>niceserver_online_douyu</text:p>
          </table:table-cell>
          <table:table-cell table:style-name="ce1" office:value-type="string">
            <text:p>niceserver2</text:p>
          </table:table-cell>
          <table:table-cell office:value-type="string">
            <text:p>50-57</text:p>
          </table:table-cell>
          <table:table-cell office:value-type="string">
            <text:p>国服1： ~/home/nice/niceserver-douyu</text:p>
          </table:table-cell>
          <table:table-cell office:value-type="string">
            <text:p>online.lua</text:p>
          </table:table-cell>
          <table:table-cell office:value-type="string">
            <text:p>master_douyu</text:p>
          </table:table-cell>
        </table:table-row>
        <table:table-row table:style-name="ro2">
          <table:table-cell office:value-type="string">
            <text:p>朋友玩变态服1-10服</text:p>
          </table:table-cell>
          <table:table-cell office:value-type="string">
            <text:p>国服数据库</text:p>
          </table:table-cell>
          <table:table-cell table:style-name="ce3" office:value-type="string">
            <text:p>niceserver_online_pyw</text:p>
          </table:table-cell>
          <table:table-cell table:style-name="ce1" office:value-type="string">
            <text:p>niceserver2</text:p>
          </table:table-cell>
          <table:table-cell office:value-type="string">
            <text:p>900-909</text:p>
          </table:table-cell>
          <table:table-cell office:value-type="string">
            <text:p>国服2： ~/home/nice/niceshot-pyw/</text:p>
          </table:table-cell>
          <table:table-cell office:value-type="string">
            <text:p>online.lua</text:p>
          </table:table-cell>
          <table:table-cell office:value-type="string">
            <text:p>master_pyw</text:p>
          </table:table-cell>
        </table:table-row>
        <table:table-row table:style-name="ro1">
          <table:table-cell table:number-columns-repeated="8"/>
        </table:table-row>
        <table:table-row table:style-name="ro2">
          <table:table-cell office:value-type="string">
            <text:p>台服1-2服</text:p>
          </table:table-cell>
          <table:table-cell table:style-name="ce1" office:value-type="string">
            <text:p>台服数据库</text:p>
          </table:table-cell>
          <table:table-cell office:value-type="string">
            <text:p>niceserver_online</text:p>
          </table:table-cell>
          <table:table-cell office:value-type="string">
            <text:p>niceserver</text:p>
          </table:table-cell>
          <table:table-cell table:style-name="ce4" office:value-type="string">
            <text:p>1~2</text:p>
          </table:table-cell>
          <table:table-cell table:style-name="ce1" office:value-type="string">
            <text:p>台服1: <text:s text:c="2"/>/www/niceserver/niceshot-server/</text:p>
          </table:table-cell>
          <table:table-cell office:value-type="string">
            <text:p>config-tw.lua</text:p>
          </table:table-cell>
          <table:table-cell office:value-type="string">
            <text:p>master_tw</text:p>
          </table:table-cell>
        </table:table-row>
        <table:table-row table:style-name="ro2">
          <table:table-cell office:value-type="string">
            <text:p>日服1-2服</text:p>
          </table:table-cell>
          <table:table-cell table:style-name="ce1" office:value-type="string">
            <text:p>日服数据库</text:p>
          </table:table-cell>
          <table:table-cell table:number-columns-repeated="2" table:style-name="ce1" office:value-type="string">
            <text:p>niceserver_jp</text:p>
          </table:table-cell>
          <table:table-cell table:style-name="ce5" office:value-type="string">
            <text:p>1~2</text:p>
          </table:table-cell>
          <table:table-cell office:value-type="string">
            <text:p>日服1：/home/ec2-user/niceserver/niceshot-server/godssenki/</text:p>
          </table:table-cell>
          <table:table-cell office:value-type="string">
            <text:p>config-server3.lua</text:p>
          </table:table-cell>
          <table:table-cell office:value-type="string">
            <text:p>master_jp</text:p>
          </table:table-cell>
        </table:table-row>
        <table:table-row table:style-name="ro2">
          <table:table-cell office:value-type="string">
            <text:p>台服测试服</text:p>
          </table:table-cell>
          <table:table-cell table:style-name="ce1" office:value-type="string">
            <text:p>台服数据库</text:p>
          </table:table-cell>
          <table:table-cell office:value-type="string">
            <text:p>niceshot_ceshi</text:p>
          </table:table-cell>
          <table:table-cell table:style-name="ce1" office:value-type="string">
            <text:p>niceserver</text:p>
          </table:table-cell>
          <table:table-cell table:style-name="ce2" office:value-type="float" office:value="1">
            <text:p>1</text:p>
          </table:table-cell>
          <table:table-cell table:style-name="ce1" office:value-type="string">
            <text:p>台服1: <text:s text:c="2"/>/www/niceserver/niceshot-ceshi/</text:p>
          </table:table-cell>
          <table:table-cell office:value-type="string">
            <text:p>config-ceshi.lua</text:p>
          </table:table-cell>
          <table:table-cell table:style-name="ce1" office:value-type="string">
            <text:p>master_tw</text:p>
          </table:table-cell>
        </table:table-row>
        <table:table-row table:style-name="ro1" table:number-rows-repeated="2">
          <table:table-cell table:number-columns-repeated="8"/>
        </table:table-row>
        <table:table-row table:style-name="ro2">
          <table:table-cell office:value-type="string">
            <text:p>百式战姬测试服</text:p>
          </table:table-cell>
          <table:table-cell table:style-name="ce1" office:value-type="string">
            <text:p>国服数据库</text:p>
          </table:table-cell>
          <table:table-cell office:value-type="string">
            <text:p>niceshot_base</text:p>
          </table:table-cell>
          <table:table-cell table:style-name="ce1" office:value-type="string">
            <text:p>niceserver2</text:p>
          </table:table-cell>
          <table:table-cell table:style-name="ce2" office:value-type="float" office:value="7">
            <text:p>7</text:p>
          </table:table-cell>
          <table:table-cell table:style-name="ce1" office:value-type="string">
            <text:p>国服1： ~/home/nice/server-7</text:p>
          </table:table-cell>
          <table:table-cell table:style-name="ce1" office:value-type="string">
            <text:p>config-server3.lua</text:p>
          </table:table-cell>
          <table:table-cell office:value-type="string">
            <text:p>master</text:p>
          </table:table-cell>
        </table:table-row>
      </table:table>
      <table:table table:name="版本更新" table:style-name="ta1" table:print="false">
        <table:table-column table:style-name="co10" table:default-cell-style-name="Default"/>
        <table:table-row table:style-name="ro2">
          <table:table-cell table:style-name="ce6" office:value-type="string">
            <text:p>版本更新-测试阶段</text:p>
          </table:table-cell>
        </table:table-row>
        <table:table-row table:style-name="ro2">
          <table:table-cell office:value-type="string">
            <text:p>1、服务器和客户端相关内容的提交，修改相关内容</text:p>
          </table:table-cell>
        </table:table-row>
        <table:table-row table:style-name="ro3">
          <table:table-cell office:value-type="string">
            <text:p>2、客户端打包 <text:s/>大陆E:\NiceShot <text:s/>台服：<text:a xlink:href="file:///D:/niceshot_fanti">D:\niceshot_fanti</text:a> <text:s text:c="2"/>（可以将该文件夹复制到其他人电脑，但注意如果路径不一致要修改里面相关配置文件） <text:s text:c="4"/></text:p>
            <text:p>打整包相关：百式战姬测试服需切换到masterbdzj分支 ， <text:s/>mxxy185打包需要修改versionUpdate.lua（因为单独服务器）</text:p>
          </table:table-cell>
        </table:table-row>
        <table:table-row table:style-name="ro3">
          <table:table-cell table:style-name="ce2" office:value-type="string">
            <text:p>3、将更新包放置到相关更新位置，国服：腾讯云-&gt;云产品-&gt;对象存储服务-&gt;Bucket列表-&gt;niceshot-&gt;PKG-&gt;Client-&gt;common-&gt;PKG <text:s/>在该目录下创建当前版本号文件夹,上传当前版本更新包</text:p>
            <text:p>台服: <text:s/>登录台服2服务器, 进入 /www/master_nice/sertool/PKG <text:s text:c="4"/>,创建当前版本文件夹,上传当前更新包</text:p>
          </table:table-cell>
        </table:table-row>
        <table:table-row table:style-name="ro2">
          <table:table-cell office:value-type="string">
            <text:p>4、修改相关josn文件的版本信息， <text:s/>国服： <text:s/>国服1服务器 ~/master-nice/sertool/VersionFile/ <text:s text:c="3"/>台服：登录台服1服务器， /www/master_nice/sertool/VersionFile/ <text:s text:c="10"/>测试时修改inner.json <text:s/>更新时inner.json 覆盖online.json</text:p>
          </table:table-cell>
        </table:table-row>
        <table:table-row table:style-name="ro1" table:number-rows-repeated="2">
          <table:table-cell/>
        </table:table-row>
        <table:table-row table:style-name="ro1">
          <table:table-cell table:style-name="ce6" office:value-type="string">
            <text:p>更新阶段</text:p>
          </table:table-cell>
        </table:table-row>
        <table:table-row table:style-name="ro2">
          <table:table-cell office:value-type="string">
            <text:p>1、关闭crontab中自动重启服务器相关脚本，防止更新过程中服务器重启 <text:s text:c="19"/>国服1：daemon.sh <text:s text:c="3"/>国服2：daemon2.sh <text:s text:c="3"/>台服：daemon.sh</text:p>
          </table:table-cell>
        </table:table-row>
        <table:table-row table:style-name="ro3">
          <table:table-cell office:value-type="string">
            <text:p>2、更新相关服务器代码，并编译 <text:s text:c="19"/>注意：国服的变态服需要合并分支（moli、douyu、朋友玩、mxxy185，</text:p>
            <text:p><text:s/>具体流程：进入相关服务器代码位置-&gt;stash未提交修改-&gt;切换分支到master-&gt;pull rebase更新代码-&gt;切换到原变态服分支-&gt;merge合并master分支-&gt;解决合并产生的冲突-&gt;commit修改-&gt;编译）</text:p>
          </table:table-cell>
        </table:table-row>
        <table:table-row table:style-name="ro3">
          <table:table-cell office:value-type="string">
            <text:p>3、到维护时间将相关scene kill掉， <text:s text:c="2"/>国服1： <text:s/>进入/home/nice/online-server/godssenki <text:s text:c="3"/>，执行./restart_online.sh close <text:s text:c="2"/>国服2：进入 /home/nice/niceshot-server/godssenki/ 执行./restart_online.sh close </text:p>
            <text:p>台服1： 。。目前是直接kill掉scene，因为服务器进程不多</text:p>
          </table:table-cell>
        </table:table-row>
        <table:table-row table:style-name="ro2">
          <table:table-cell office:value-type="string">
            <text:p>4、将测试用的更新josn <text:s text:c="2"/>inner.json覆盖onlnine.json</text:p>
          </table:table-cell>
        </table:table-row>
        <table:table-row table:style-name="ro2">
          <table:table-cell office:value-type="string">
            <text:p>5、修改crontab，让服务器自己将相关scene起来 <text:s text:c="16"/>没有加修改up.php的步骤，可以将这个放到更新流程里，可以修改给玩家看到的提示信息</text:p>
          </table:table-cell>
        </table:table-row>
        <table:table-row table:style-name="ro1">
          <table:table-cell/>
        </table:table-row>
        <table:table-row table:style-name="ro1">
          <table:table-cell table:style-name="ce7" office:value-type="string">
            <text:p>添加新的渠道时，支付相关需要的修改</text:p>
          </table:table-cell>
        </table:table-row>
        <table:table-row table:style-name="ro3">
          <table:table-cell office:value-type="string">
            <text:p>客户端相关： <text:s/>-&gt;loading图替换 两个位置，\versionUpdate_merge <text:s/>和 \resource\ui\background </text:p>
            <text:p>代码相关-&gt;请在工作目录下搜xuegao，然后所有涉及到的地方都需要修改</text:p>
          </table:table-cell>
        </table:table-row>
        <table:table-row table:style-name="ro3">
          <table:table-cell office:value-type="string">
            <text:p>服务器相关：-&gt;只有ios的新渠道需要进行相关支付的处理，支付相关主要涉及到两个地方 sc_logic.cpp <text:s text:c="2"/>中 sc_logic_t::on_req_pay_repo 和 </text:p>
            <text:p>sc_pay.cpp <text:s/>中 <text:s/>sc_pay_t::req_pay <text:s/>、sc_pay_t::on_payed 、 sc_pay_t::on_login <text:s text:c="2"/>这几个地方， <text:s text:c="3"/>登录新人邮件相关sc_user.cpp 中sc_user_t::add_new_mail()</text:p>
          </table:table-cell>
        </table:table-row>
        <table:table-row table:style-name="ro2">
          <table:table-cell office:value-type="string">
            <text:p>需要在玩家账号数据库的InvPlatform表加入该渠道的domain，如果不加入的话该渠道的包在邀请码界面会图弹出错误提示</text:p>
          </table:table-cell>
        </table:table-row>
        <table:table-row table:style-name="ro1">
          <table:table-cell/>
        </table:table-row>
        <table:table-row table:style-name="ro1">
          <table:table-cell table:style-name="ce6" office:value-type="string">
            <text:p>开服相关</text:p>
          </table:table-cell>
        </table:table-row>
        <table:table-row table:style-name="ro2">
          <table:table-cell office:value-type="string">
            <text:p>首先修改相关配置文件，配置hostnum的相关信息</text:p>
          </table:table-cell>
        </table:table-row>
        <table:table-row table:style-name="ro2">
          <table:table-cell office:value-type="string">
            <text:p>修改crontab涉及到的启动服务器脚本，看能否正常的起新的服务器</text:p>
          </table:table-cell>
        </table:table-row>
        <table:table-row table:style-name="ro2">
          <table:table-cell office:value-type="string">
            <text:p>修改up.php，让玩家可以在服务器列表中看到新服务器</text:p>
          </table:table-cell>
        </table:table-row>
        <table:table-row table:style-name="ro2">
          <table:table-cell table:style-name="ce1" office:value-type="string">
            <text:p>修改 nice_gmtool的host表，增加该服相关的数据，以供后台和相关脚本可以涉及到该服</text:p>
          </table:table-cell>
        </table:table-row>
        <table:table-row table:style-name="ro1">
          <table:table-cell/>
        </table:table-row>
        <table:table-row table:style-name="ro1">
          <table:table-cell table:style-name="ce6" office:value-type="string">
            <text:p>礼包码相关</text:p>
          </table:table-cell>
        </table:table-row>
        <table:table-row table:style-name="ro2">
          <table:table-cell office:value-type="string">
            <text:p>查看任意godssenki/cdkey/commonds文件</text:p>
          </table:table-cell>
        </table:table-row>
        <table:table-row table:style-name="ro1">
          <table:table-cell office:value-type="string">
            <text:p>需要注意的是玩家的礼包码存放的表是和玩家账号相同的库内，而不是玩家信息的库</text:p>
          </table:table-cell>
        </table:table-row>
        <table:table-row table:style-name="ro2">
          <table:table-cell office:value-type="string">
            <text:p>另外domain设为alldomain代表此礼包码不限制渠道，否则礼包码就为单一渠道的礼包码</text:p>
          </table:table-cell>
        </table:table-row>
        <table:table-row table:style-name="ro1" table:number-rows-repeated="2">
          <table:table-cell/>
        </table:table-row>
        <table:table-row table:style-name="ro1">
          <table:table-cell table:style-name="ce8" office:value-type="string">
            <text:p>其他</text:p>
          </table:table-cell>
        </table:table-row>
        <table:table-row table:style-name="ro2">
          <table:table-cell office:value-type="string">
            <text:p>1、国服活动表更新， 国服1：查看 /home/nice/server-4/godssenki/updatereward/do.sh 国服2：查看 /home/nice/niceshot-server/godssenki/updatereward/do.sh </text:p>
          </table:table-cell>
        </table:table-row>
        <table:table-row table:style-name="ro2">
          <table:table-cell office:value-type="string">
            <text:p>其实就是通过crontab跑脚本，将参数相关的表复制到游戏相关文件夹内，重新读表</text:p>
          </table:table-cell>
        </table:table-row>
        <table:table-row table:style-name="ro2">
          <table:table-cell office:value-type="string">
            <text:p>需要注意的是重新读表的脚本获取的服务器列表是根据 <text:s/>nice_gmtool库的host表决定的，所以新加服的时候需要在这个表里根据已有的服务器格式添加相关的新数据</text:p>
          </table:table-cell>
        </table:table-row>
        <table:table-row table:style-name="ro1">
          <table:table-cell/>
        </table:table-row>
        <table:table-row table:style-name="ro2">
          <table:table-cell office:value-type="string">
            <text:p>2、</text:p>
          </table:table-cell>
        </table:table-row>
      </table:table>
      <table:table table:name="功能模块" table:style-name="ta1" table:print="false">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row table:style-name="ro1">
          <table:table-cell office:value-type="string">
            <text:p>名称</text:p>
          </table:table-cell>
          <table:table-cell office:value-type="string">
            <text:p>服务器</text:p>
          </table:table-cell>
          <table:table-cell office:value-type="string">
            <text:p>客户端</text:p>
          </table:table-cell>
          <table:table-cell office:value-type="string">
            <text:p>表相关</text:p>
          </table:table-cell>
        </table:table-row>
        <table:table-row table:style-name="ro1">
          <table:table-cell office:value-type="string">
            <text:p>成就任务</text:p>
          </table:table-cell>
          <table:table-cell office:value-type="string">
            <text:p>sc_achievement.cpp</text:p>
          </table:table-cell>
          <table:table-cell office:value-type="string">
            <text:p>taskPanel.lua</text:p>
          </table:table-cell>
          <table:table-cell office:value-type="string">
            <text:p>Achievement</text:p>
          </table:table-cell>
        </table:table-row>
        <table:table-row table:style-name="ro1">
          <table:table-cell office:value-type="string">
            <text:p>每日任务</text:p>
          </table:table-cell>
          <table:table-cell office:value-type="string">
            <text:p>sc_act_daily_task.cpp</text:p>
          </table:table-cell>
          <table:table-cell table:style-name="ce1" office:value-type="string">
            <text:p>taskPanel.lua</text:p>
          </table:table-cell>
          <table:table-cell office:value-type="string">
            <text:p>ActDailyTask</text:p>
          </table:table-cell>
        </table:table-row>
        <table:table-row table:style-name="ro1">
          <table:table-cell office:value-type="string">
            <text:p>竞技场</text:p>
          </table:table-cell>
          <table:table-cell office:value-type="string">
            <text:p>sc_arena.cpp</text:p>
          </table:table-cell>
          <table:table-cell office:value-type="string">
            <text:p>arenaPanel.lua</text:p>
          </table:table-cell>
          <table:table-cell office:value-type="string">
            <text:p>Arena</text:p>
          </table:table-cell>
        </table:table-row>
        <table:table-row table:style-name="ro2">
          <table:table-cell office:value-type="string">
            <text:p>商店</text:p>
          </table:table-cell>
          <table:table-cell office:value-type="string">
            <text:p>sc_shop.cpp</text:p>
          </table:table-cell>
          <table:table-cell office:value-type="string">
            <text:p>shopsetPanel.lua</text:p>
          </table:table-cell>
          <table:table-cell office:value-type="string">
            <text:p>ChipShop、ExpeditionShop、GangShop、NpcShop、RuneShop、SpShop、UnPrestigeShop</text:p>
          </table:table-cell>
        </table:table-row>
        <table:table-row table:style-name="ro2">
          <table:table-cell office:value-type="string">
            <text:p>碎片拆分</text:p>
          </table:table-cell>
          <table:table-cell table:style-name="ce1" office:value-type="string">
            <text:p>sc_chip_smash</text:p>
          </table:table-cell>
          <table:table-cell table:style-name="ce9" office:value-type="string">
            <text:p>ChipSmashPanel.lua </text:p>
          </table:table-cell>
          <table:table-cell office:value-type="string">
            <text:p>ChipSmash、Chipvalue</text:p>
          </table:table-cell>
        </table:table-row>
        <table:table-row table:style-name="ro1">
          <table:table-cell office:value-type="string">
            <text:p>邮件</text:p>
          </table:table-cell>
          <table:table-cell office:value-type="string">
            <text:p><text:s/>sc_gmail.cpp</text:p>
          </table:table-cell>
          <table:table-cell office:value-type="string">
            <text:p>emailPanel.lua</text:p>
          </table:table-cell>
          <table:table-cell office:value-type="string">
            <text:p>Gmail</text:p>
          </table:table-cell>
        </table:table-row>
        <table:table-row table:style-name="ro1">
          <table:table-cell office:value-type="string">
            <text:p>爱恋任务</text:p>
          </table:table-cell>
          <table:table-cell office:value-type="string">
            <text:p>sc_love_task.cpp</text:p>
          </table:table-cell>
          <table:table-cell office:value-type="string">
            <text:p>lovePanel.lua</text:p>
          </table:table-cell>
          <table:table-cell office:value-type="string">
            <text:p>LoveTask</text:p>
          </table:table-cell>
        </table:table-row>
        <table:table-row table:style-name="ro2">
          <table:table-cell office:value-type="string">
            <text:p>属性附加</text:p>
          </table:table-cell>
          <table:table-cell office:value-type="string">
            <text:p>sc_proattach.cpp</text:p>
          </table:table-cell>
          <table:table-cell office:value-type="string">
            <text:p>proattach.lua</text:p>
          </table:table-cell>
          <table:table-cell office:value-type="string">
            <text:p>ProAttach、ProAttachValue</text:p>
          </table:table-cell>
        </table:table-row>
        <table:table-row table:style-name="ro1">
          <table:table-cell office:value-type="string">
            <text:p>卡牌排行榜</text:p>
          </table:table-cell>
          <table:table-cell office:value-type="string">
            <text:p>sc_card_rank.cpp</text:p>
          </table:table-cell>
          <table:table-cell office:value-type="string">
            <text:p>rankPanel.lua</text:p>
          </table:table-cell>
          <table:table-cell/>
        </table:table-row>
        <table:table-row table:style-name="ro1">
          <table:table-cell office:value-type="string">
            <text:p>战斗力排行榜</text:p>
          </table:table-cell>
          <table:table-cell office:value-type="string">
            <text:p><text:s/>sc_fp_rank.cpp</text:p>
          </table:table-cell>
          <table:table-cell table:style-name="ce1" office:value-type="string">
            <text:p>rankPanel.lua</text:p>
          </table:table-cell>
          <table:table-cell/>
        </table:table-row>
        <table:table-row table:style-name="ro1">
          <table:table-cell office:value-type="string">
            <text:p>等级排行榜</text:p>
          </table:table-cell>
          <table:table-cell office:value-type="string">
            <text:p>sc_lv_rank.cpp </text:p>
          </table:table-cell>
          <table:table-cell table:style-name="ce1" office:value-type="string">
            <text:p>rankPanel.lua</text:p>
          </table:table-cell>
          <table:table-cell/>
        </table:table-row>
        <table:table-row table:style-name="ro1">
          <table:table-cell office:value-type="string">
            <text:p>伙伴排行榜</text:p>
          </table:table-cell>
          <table:table-cell office:value-type="string">
            <text:p>sc_pub_rank.cpp</text:p>
          </table:table-cell>
          <table:table-cell table:style-name="ce1" office:value-type="string">
            <text:p>rankPanel.lua</text:p>
          </table:table-cell>
          <table:table-cell/>
        </table:table-row>
        <table:table-row table:style-name="ro2">
          <table:table-cell office:value-type="string">
            <text:p>活动，开服活动</text:p>
          </table:table-cell>
          <table:table-cell office:value-type="string">
            <text:p>sc_reward.cpp</text:p>
          </table:table-cell>
          <table:table-cell office:value-type="string">
            <text:p>activityAllPanel.lua <text:s/>openServiceRewardPanel.lua</text:p>
          </table:table-cell>
          <table:table-cell office:value-type="string">
            <text:p>Reward 、RewardExtentionI</text:p>
          </table:table-cell>
        </table:table-row>
        <table:table-row table:style-name="ro1">
          <table:table-cell office:value-type="string">
            <text:p>签到</text:p>
          </table:table-cell>
          <table:table-cell office:value-type="string">
            <text:p>sc_sign.cpp </text:p>
          </table:table-cell>
          <table:table-cell office:value-type="string">
            <text:p>daily_sign.lua</text:p>
          </table:table-cell>
          <table:table-cell office:value-type="string">
            <text:p>UserInfo</text:p>
          </table:table-cell>
        </table:table-row>
        <table:table-row table:style-name="ro1">
          <table:table-cell office:value-type="string">
            <text:p>魂师界面</text:p>
          </table:table-cell>
          <table:table-cell office:value-type="string">
            <text:p>sc_soulrank.cpp</text:p>
          </table:table-cell>
          <table:table-cell office:value-type="string">
            <text:p>HunShiPanel.lua</text:p>
          </table:table-cell>
          <table:table-cell office:value-type="string">
            <text:p>SoulUs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方正宋体" svg:font-family="方正宋体,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微软雅黑" svg:font-family="微软雅黑"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CN">￥</number:currency-symbol>
      <number:number number:decimal-places="2" number:min-integer-digits="1" number:grouping="true"/>
    </number:currency-style>
    <number:currency-style style:name="N104">
      <style:text-properties fo:color="#ff0000"/>
      <number:text>-</number:text>
      <number:currency-symbol number:language="zh" number:country="CN">￥</number:currency-symbol>
      <number:number number:decimal-places="2" number:min-integer-digits="1" number:grouping="true"/>
      <style:map style:condition="value()&gt;=0" style:apply-style-name="N104P0"/>
    </number:currency-style>
    <style:style style:name="Default" style:family="table-cell">
      <style:text-properties style:font-name-asian="微软雅黑"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页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0">2017／03／10</text:date>, <text:time>12:14:50</text:time></text:p>
        </style:region-right>
      </style:header>
      <style:header-left style:display="false"/>
      <style:footer>
        <text:p>页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ue lu</meta:initial-creator>
    <meta:creation-date>2017-03-07T15:02:06.57</meta:creation-date>
    <meta:generator>OpenOffice/4.0.1$Win32 OpenOffice.org_project/401m5$Build-9714</meta:generator>
    <dc:date>2017-03-10T12:14:50.75</dc:date>
    <dc:creator>yue lu</dc:creator>
    <meta:editing-duration>PT8H14M35S</meta:editing-duration>
    <meta:editing-cycles>13</meta:editing-cycles>
    <meta:document-statistic meta:table-count="3" meta:cell-count="292" meta:object-count="0"/>
  </office:meta>
</office:document-meta>
</file>